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  <style:style style:name="P2" style:family="paragraph" style:parent-style-name="Standard">
      <style:paragraph-properties fo:text-align="start" style:justify-single-word="false"/>
      <style:text-properties officeooo:rsid="001254b7" officeooo:paragraph-rsid="001254b7"/>
    </style:style>
    <style:style style:name="T1" style:family="text">
      <style:text-properties officeooo:rsid="00125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auto_abfb9ff5" text:anchor-type="as-char" svg:width="4cm" svg:height="3cm" style:wrap="left" style:horizontal-pos="right" style:horizontal-rel="paragraph">
        <draw:image xlink:href="Pictures/Logo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><draw:frame draw:name="image" text:anchor-type="paragraph" svg:width="6cm" svg:height="4cm" draw:z-index="0"><draw:image xlink:href="Pictures/banner.png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abfb9ff5" style:family="graphic" style:parent-style-name="Graphics">
      <style:graphic-properties style:horizontal-pos="right" style:horizontal-rel="paragraph" style:wrap="left" svg:height="3cm" svg:width="4cm" text:anchor-type="as-char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28T19:21:48.803868926</dc:date>
    <meta:editing-duration>PT1M4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" meta:character-count="17" meta:non-whitespace-character-count="17"/>
  </office:meta>
</office:document-meta>
</file>